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null-year="1980"/>
      <table:table table:name="Данные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; 2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; 2; 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; 2; 3</text:p>
          </table:table-cell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9; 3; 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9; 1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9; 10; 12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7.5.1.2$Linux_X86_64 LibreOffice_project/fcbaee479e84c6cd81291587d2ee68cba099e129</meta:generator>
    <meta:document-statistic meta:table-count="1" meta:cell-count="48" meta:object-count="0"/>
  </office:meta>
</office:document-meta>
</file>